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8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24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4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fo:font-style="normal" style:font-style-asian="normal" style:font-style-complex="normal"/>
    </style:style>
    <style:style style:name="ce2" style:family="table-cell" style:parent-style-name="Default" style:data-style-name="N1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4" table:default-cell-style-name="Default"/>
        <table:table-row table:style-name="ro1" table:number-rows-repeated="2">
          <table:table-cell table:number-columns-repeated="15"/>
        </table:table-row>
        <table:table-row table:style-name="ro2">
          <table:table-cell office:value-type="string">
            <text:p>R1 Airport Line traveling Inbound</text:p>
          </table:table-cell>
          <table:table-cell office:value-type="string">
            <text:p><text:s text:c="2"/>["stops"]=&gt;</text:p>
          </table:table-cell>
          <table:table-cell office:value-type="string">
            <text:p><text:s text:c="2"/>int(10117)</text:p>
          </table:table-cell>
          <table:table-cell office:value-type="string">
            <text:p><text:s text:c="2"/>["arrivals"]=&gt;</text:p>
          </table:table-cell>
          <table:table-cell office:value-type="string">
            <text:p><text:s text:c="2"/>int(1267)</text:p>
          </table:table-cell>
          <table:table-cell office:value-type="string">
            <text:p><text:s text:c="2"/>["stopslate"]=&gt;</text:p>
          </table:table-cell>
          <table:table-cell office:value-type="string">
            <text:p><text:s text:c="2"/>int(186)</text:p>
          </table:table-cell>
          <table:table-cell office:value-type="string">
            <text:p><text:s text:c="2"/>["stopsmlate"]=&gt;</text:p>
          </table:table-cell>
          <table:table-cell office:value-type="string">
            <text:p><text:s text:c="2"/>int(174)</text:p>
          </table:table-cell>
          <table:table-cell office:value-type="string">
            <text:p><text:s text:c="2"/>["arrivalslate"]=&gt;</text:p>
          </table:table-cell>
          <table:table-cell office:value-type="string">
            <text:p><text:s text:c="2"/>int(105)</text:p>
          </table:table-cell>
          <table:table-cell office:value-type="string">
            <text:p><text:s text:c="2"/>["arrivalsmlate"]=&gt;</text:p>
          </table:table-cell>
          <table:table-cell office:value-type="string">
            <text:p><text:s text:c="2"/>int(93)</text:p>
          </table:table-cell>
          <table:table-cell table:number-columns-repeated="2"/>
        </table:table-row>
        <table:table-row table:style-name="ro2">
          <table:table-cell office:value-type="string">
            <text:p>R1 Airport Line traveling Outbound</text:p>
          </table:table-cell>
          <table:table-cell office:value-type="string">
            <text:p><text:s text:c="2"/>["stops"]=&gt;</text:p>
          </table:table-cell>
          <table:table-cell office:value-type="string">
            <text:p><text:s text:c="2"/>int(10243)</text:p>
          </table:table-cell>
          <table:table-cell office:value-type="string">
            <text:p><text:s text:c="2"/>["stopslate"]=&gt;</text:p>
          </table:table-cell>
          <table:table-cell office:value-type="string">
            <text:p><text:s text:c="2"/>int(1559)</text:p>
          </table:table-cell>
          <table:table-cell office:value-type="string">
            <text:p><text:s text:c="2"/>["stopsmlate"]=&gt;</text:p>
          </table:table-cell>
          <table:table-cell office:value-type="string">
            <text:p><text:s text:c="2"/>int(1196)</text:p>
          </table:table-cell>
          <table:table-cell office:value-type="string">
            <text:p><text:s text:c="2"/>["arrivals"]=&gt;</text:p>
          </table:table-cell>
          <table:table-cell office:value-type="string">
            <text:p><text:s text:c="2"/>int(1038)</text:p>
          </table:table-cell>
          <table:table-cell office:value-type="string">
            <text:p><text:s text:c="2"/>["arrivalslate"]=&gt;</text:p>
          </table:table-cell>
          <table:table-cell office:value-type="string">
            <text:p><text:s text:c="2"/>int(265)</text:p>
          </table:table-cell>
          <table:table-cell office:value-type="string">
            <text:p><text:s text:c="2"/>["arrivalsmlate"]=&gt;</text:p>
          </table:table-cell>
          <table:table-cell office:value-type="string">
            <text:p><text:s text:c="2"/>int(174)</text:p>
          </table:table-cell>
          <table:table-cell office:value-type="string">
            <text:p>}</text:p>
          </table:table-cell>
          <table:table-cell/>
        </table:table-row>
        <table:table-row table:style-name="ro2">
          <table:table-cell office:value-type="string">
            <text:p>R2 Warminster traveling Inbound</text:p>
          </table:table-cell>
          <table:table-cell office:value-type="string">
            <text:p><text:s text:c="2"/>["stops"]=&gt;</text:p>
          </table:table-cell>
          <table:table-cell office:value-type="string">
            <text:p><text:s text:c="2"/>int(15219)</text:p>
          </table:table-cell>
          <table:table-cell office:value-type="string">
            <text:p><text:s text:c="2"/>["stopslate"]=&gt;</text:p>
          </table:table-cell>
          <table:table-cell office:value-type="string">
            <text:p><text:s text:c="2"/>int(1139)</text:p>
          </table:table-cell>
          <table:table-cell office:value-type="string">
            <text:p><text:s text:c="2"/>["stopsmlate"]=&gt;</text:p>
          </table:table-cell>
          <table:table-cell office:value-type="string">
            <text:p><text:s text:c="2"/>int(1084)</text:p>
          </table:table-cell>
          <table:table-cell office:value-type="string">
            <text:p><text:s text:c="2"/>["arrivals"]=&gt;</text:p>
          </table:table-cell>
          <table:table-cell office:value-type="string">
            <text:p><text:s text:c="2"/>int(1010)</text:p>
          </table:table-cell>
          <table:table-cell office:value-type="string">
            <text:p><text:s text:c="2"/>["arrivalslate"]=&gt;</text:p>
          </table:table-cell>
          <table:table-cell office:value-type="string">
            <text:p><text:s text:c="2"/>int(137)</text:p>
          </table:table-cell>
          <table:table-cell office:value-type="string">
            <text:p><text:s text:c="2"/>["arrivalsmlate"]=&gt;</text:p>
          </table:table-cell>
          <table:table-cell office:value-type="string">
            <text:p><text:s text:c="2"/>int(137)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R2 Warminster traveling Outbound</text:p>
          </table:table-cell>
          <table:table-cell office:value-type="string">
            <text:p><text:s text:c="2"/>["stops"]=&gt;</text:p>
          </table:table-cell>
          <table:table-cell office:value-type="string">
            <text:p><text:s text:c="2"/>int(12049)</text:p>
          </table:table-cell>
          <table:table-cell office:value-type="string">
            <text:p><text:s text:c="2"/>["stopslate"]=&gt;</text:p>
          </table:table-cell>
          <table:table-cell office:value-type="string">
            <text:p><text:s text:c="2"/>int(2014)</text:p>
          </table:table-cell>
          <table:table-cell office:value-type="string">
            <text:p><text:s text:c="2"/>["stopsmlate"]=&gt;</text:p>
          </table:table-cell>
          <table:table-cell office:value-type="string">
            <text:p><text:s text:c="2"/>int(1794)</text:p>
          </table:table-cell>
          <table:table-cell office:value-type="string">
            <text:p><text:s text:c="2"/>["arrivals"]=&gt;</text:p>
          </table:table-cell>
          <table:table-cell office:value-type="string">
            <text:p><text:s text:c="2"/>int(704)</text:p>
          </table:table-cell>
          <table:table-cell office:value-type="string">
            <text:p><text:s text:c="2"/>["arrivalslate"]=&gt;</text:p>
          </table:table-cell>
          <table:table-cell office:value-type="string">
            <text:p><text:s text:c="2"/>int(138)</text:p>
          </table:table-cell>
          <table:table-cell office:value-type="string">
            <text:p><text:s text:c="2"/>["arrivalsmlate"]=&gt;</text:p>
          </table:table-cell>
          <table:table-cell office:value-type="string">
            <text:p><text:s text:c="2"/>int(109)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R2 Wilmington and Newark traveling Inbound</text:p>
          </table:table-cell>
          <table:table-cell office:value-type="string">
            <text:p><text:s text:c="2"/>["stops"]=&gt;</text:p>
          </table:table-cell>
          <table:table-cell office:value-type="string">
            <text:p><text:s text:c="2"/>int(16968)</text:p>
          </table:table-cell>
          <table:table-cell office:value-type="string">
            <text:p><text:s text:c="2"/>["stopslate"]=&gt;</text:p>
          </table:table-cell>
          <table:table-cell office:value-type="string">
            <text:p><text:s text:c="2"/>int(610)</text:p>
          </table:table-cell>
          <table:table-cell office:value-type="string">
            <text:p><text:s text:c="2"/>["stopsmlate"]=&gt;</text:p>
          </table:table-cell>
          <table:table-cell office:value-type="string">
            <text:p><text:s text:c="2"/>int(607)</text:p>
          </table:table-cell>
          <table:table-cell office:value-type="string">
            <text:p><text:s text:c="2"/>["arrivals"]=&gt;</text:p>
          </table:table-cell>
          <table:table-cell office:value-type="string">
            <text:p><text:s text:c="2"/>int(811)</text:p>
          </table:table-cell>
          <table:table-cell office:value-type="string">
            <text:p><text:s text:c="2"/>["arrivalslate"]=&gt;</text:p>
          </table:table-cell>
          <table:table-cell office:value-type="string">
            <text:p><text:s text:c="2"/>int(117)</text:p>
          </table:table-cell>
          <table:table-cell office:value-type="string">
            <text:p><text:s text:c="2"/>["arrivalsmlate"]=&gt;</text:p>
          </table:table-cell>
          <table:table-cell office:value-type="string">
            <text:p><text:s text:c="2"/>int(117)</text:p>
          </table:table-cell>
          <table:table-cell office:value-type="string">
            <text:p>}</text:p>
          </table:table-cell>
          <table:table-cell/>
        </table:table-row>
        <table:table-row table:style-name="ro2">
          <table:table-cell office:value-type="string">
            <text:p>R2 Wilmington and Newark traveling Outbound</text:p>
          </table:table-cell>
          <table:table-cell office:value-type="string">
            <text:p><text:s text:c="2"/>["stops"]=&gt;</text:p>
          </table:table-cell>
          <table:table-cell office:value-type="string">
            <text:p><text:s text:c="2"/>int(17159)</text:p>
          </table:table-cell>
          <table:table-cell office:value-type="string">
            <text:p><text:s text:c="2"/>["stopslate"]=&gt;</text:p>
          </table:table-cell>
          <table:table-cell office:value-type="string">
            <text:p><text:s text:c="2"/>int(2141)</text:p>
          </table:table-cell>
          <table:table-cell office:value-type="string">
            <text:p><text:s text:c="2"/>["stopsmlate"]=&gt;</text:p>
          </table:table-cell>
          <table:table-cell office:value-type="string">
            <text:p><text:s text:c="2"/>int(1813)</text:p>
          </table:table-cell>
          <table:table-cell office:value-type="string">
            <text:p><text:s text:c="2"/>["arrivals"]=&gt;</text:p>
          </table:table-cell>
          <table:table-cell office:value-type="string">
            <text:p><text:s text:c="2"/>int(760)</text:p>
          </table:table-cell>
          <table:table-cell office:value-type="string">
            <text:p><text:s text:c="2"/>["arrivalslate"]=&gt;</text:p>
          </table:table-cell>
          <table:table-cell office:value-type="string">
            <text:p><text:s text:c="2"/>int(70)</text:p>
          </table:table-cell>
          <table:table-cell office:value-type="string">
            <text:p><text:s text:c="2"/>["arrivalsmlate"]=&gt;</text:p>
          </table:table-cell>
          <table:table-cell office:value-type="string">
            <text:p><text:s text:c="2"/>int(64)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R3 Media:Elwyn traveling Inbound</text:p>
          </table:table-cell>
          <table:table-cell office:value-type="string">
            <text:p><text:s text:c="2"/>["stops"]=&gt;</text:p>
          </table:table-cell>
          <table:table-cell office:value-type="string">
            <text:p><text:s text:c="2"/>int(16853)</text:p>
          </table:table-cell>
          <table:table-cell office:value-type="string">
            <text:p><text:s text:c="2"/>["stopslate"]=&gt;</text:p>
          </table:table-cell>
          <table:table-cell office:value-type="string">
            <text:p><text:s text:c="2"/>int(766)</text:p>
          </table:table-cell>
          <table:table-cell office:value-type="string">
            <text:p><text:s text:c="2"/>["stopsmlate"]=&gt;</text:p>
          </table:table-cell>
          <table:table-cell office:value-type="string">
            <text:p><text:s text:c="2"/>int(751)</text:p>
          </table:table-cell>
          <table:table-cell office:value-type="string">
            <text:p><text:s text:c="2"/>["arrivals"]=&gt;</text:p>
          </table:table-cell>
          <table:table-cell office:value-type="string">
            <text:p><text:s text:c="2"/>int(969)</text:p>
          </table:table-cell>
          <table:table-cell office:value-type="string">
            <text:p><text:s text:c="2"/>["arrivalslate"]=&gt;</text:p>
          </table:table-cell>
          <table:table-cell office:value-type="string">
            <text:p><text:s text:c="2"/>int(60)</text:p>
          </table:table-cell>
          <table:table-cell office:value-type="string">
            <text:p><text:s text:c="2"/>["arrivalsmlate"]=&gt;</text:p>
          </table:table-cell>
          <table:table-cell office:value-type="string">
            <text:p><text:s text:c="2"/>int(57)</text:p>
          </table:table-cell>
          <table:table-cell office:value-type="string">
            <text:p>}</text:p>
          </table:table-cell>
          <table:table-cell/>
        </table:table-row>
        <table:table-row table:style-name="ro2">
          <table:table-cell office:value-type="string">
            <text:p>R3 Media:Elwyn traveling Outbound</text:p>
          </table:table-cell>
          <table:table-cell office:value-type="string">
            <text:p><text:s text:c="2"/>["stops"]=&gt;</text:p>
          </table:table-cell>
          <table:table-cell office:value-type="string">
            <text:p><text:s text:c="2"/>int(5705)</text:p>
          </table:table-cell>
          <table:table-cell office:value-type="string">
            <text:p><text:s text:c="2"/>["arrivals"]=&gt;</text:p>
          </table:table-cell>
          <table:table-cell office:value-type="string">
            <text:p><text:s text:c="2"/>int(291)</text:p>
          </table:table-cell>
          <table:table-cell office:value-type="string">
            <text:p><text:s text:c="2"/>["stopslate"]=&gt;</text:p>
          </table:table-cell>
          <table:table-cell office:value-type="string">
            <text:p><text:s text:c="2"/>int(539)</text:p>
          </table:table-cell>
          <table:table-cell office:value-type="string">
            <text:p><text:s text:c="2"/>["stopsmlate"]=&gt;</text:p>
          </table:table-cell>
          <table:table-cell office:value-type="string">
            <text:p><text:s text:c="2"/>int(495)</text:p>
          </table:table-cell>
          <table:table-cell office:value-type="string">
            <text:p><text:s text:c="2"/>["arrivalslate"]=&gt;</text:p>
          </table:table-cell>
          <table:table-cell office:value-type="string">
            <text:p><text:s text:c="2"/>int(28)</text:p>
          </table:table-cell>
          <table:table-cell office:value-type="string">
            <text:p><text:s text:c="2"/>["arrivalsmlate"]=&gt;</text:p>
          </table:table-cell>
          <table:table-cell office:value-type="string">
            <text:p><text:s text:c="2"/>int(26)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R3 West Trenton traveling Inbound</text:p>
          </table:table-cell>
          <table:table-cell office:value-type="string">
            <text:p><text:s text:c="2"/>["stops"]=&gt;</text:p>
          </table:table-cell>
          <table:table-cell office:value-type="string">
            <text:p><text:s text:c="2"/>int(17239)</text:p>
          </table:table-cell>
          <table:table-cell office:value-type="string">
            <text:p><text:s text:c="2"/>["stopslate"]=&gt;</text:p>
          </table:table-cell>
          <table:table-cell office:value-type="string">
            <text:p><text:s text:c="2"/>int(930)</text:p>
          </table:table-cell>
          <table:table-cell office:value-type="string">
            <text:p><text:s text:c="2"/>["stopsmlate"]=&gt;</text:p>
          </table:table-cell>
          <table:table-cell office:value-type="string">
            <text:p><text:s text:c="2"/>int(912)</text:p>
          </table:table-cell>
          <table:table-cell office:value-type="string">
            <text:p><text:s text:c="2"/>["arrivals"]=&gt;</text:p>
          </table:table-cell>
          <table:table-cell office:value-type="string">
            <text:p><text:s text:c="2"/>int(843)</text:p>
          </table:table-cell>
          <table:table-cell office:value-type="string">
            <text:p><text:s text:c="2"/>["arrivalslate"]=&gt;</text:p>
          </table:table-cell>
          <table:table-cell office:value-type="string">
            <text:p><text:s text:c="2"/>int(141)</text:p>
          </table:table-cell>
          <table:table-cell office:value-type="string">
            <text:p><text:s text:c="2"/>["arrivalsmlate"]=&gt;</text:p>
          </table:table-cell>
          <table:table-cell office:value-type="string">
            <text:p><text:s text:c="2"/>int(139)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R3 West Trenton traveling Outbound</text:p>
          </table:table-cell>
          <table:table-cell office:value-type="string">
            <text:p><text:s text:c="2"/>["stops"]=&gt;</text:p>
          </table:table-cell>
          <table:table-cell office:value-type="string">
            <text:p><text:s text:c="2"/>int(18209)</text:p>
          </table:table-cell>
          <table:table-cell office:value-type="string">
            <text:p><text:s text:c="2"/>["arrivals"]=&gt;</text:p>
          </table:table-cell>
          <table:table-cell office:value-type="string">
            <text:p><text:s text:c="2"/>int(691)</text:p>
          </table:table-cell>
          <table:table-cell office:value-type="string">
            <text:p><text:s text:c="2"/>["stopslate"]=&gt;</text:p>
          </table:table-cell>
          <table:table-cell office:value-type="string">
            <text:p><text:s text:c="2"/>int(4444)</text:p>
          </table:table-cell>
          <table:table-cell office:value-type="string">
            <text:p><text:s text:c="2"/>["stopsmlate"]=&gt;</text:p>
          </table:table-cell>
          <table:table-cell office:value-type="string">
            <text:p><text:s text:c="2"/>int(3005)</text:p>
          </table:table-cell>
          <table:table-cell office:value-type="string">
            <text:p><text:s text:c="2"/>["arrivalslate"]=&gt;</text:p>
          </table:table-cell>
          <table:table-cell office:value-type="string">
            <text:p><text:s text:c="2"/>int(290)</text:p>
          </table:table-cell>
          <table:table-cell office:value-type="string">
            <text:p><text:s text:c="2"/>["arrivalsmlate"]=&gt;</text:p>
          </table:table-cell>
          <table:table-cell office:value-type="string">
            <text:p><text:s text:c="2"/>int(254)</text:p>
          </table:table-cell>
          <table:table-cell office:value-type="string">
            <text:p>}</text:p>
          </table:table-cell>
          <table:table-cell/>
        </table:table-row>
        <table:table-row table:style-name="ro2">
          <table:table-cell office:value-type="string">
            <text:p>R5 Lansdale:Doylestown traveling Inbound</text:p>
          </table:table-cell>
          <table:table-cell office:value-type="string">
            <text:p><text:s text:c="2"/>["stops"]=&gt;</text:p>
          </table:table-cell>
          <table:table-cell office:value-type="string">
            <text:p><text:s text:c="2"/>int(27225)</text:p>
          </table:table-cell>
          <table:table-cell office:value-type="string">
            <text:p><text:s text:c="2"/>["stopslate"]=&gt;</text:p>
          </table:table-cell>
          <table:table-cell office:value-type="string">
            <text:p><text:s text:c="2"/>int(1799)</text:p>
          </table:table-cell>
          <table:table-cell office:value-type="string">
            <text:p><text:s text:c="2"/>["stopsmlate"]=&gt;</text:p>
          </table:table-cell>
          <table:table-cell office:value-type="string">
            <text:p><text:s text:c="2"/>int(1697)</text:p>
          </table:table-cell>
          <table:table-cell office:value-type="string">
            <text:p><text:s text:c="2"/>["arrivals"]=&gt;</text:p>
          </table:table-cell>
          <table:table-cell office:value-type="string">
            <text:p><text:s text:c="2"/>int(1073)</text:p>
          </table:table-cell>
          <table:table-cell office:value-type="string">
            <text:p><text:s text:c="2"/>["arrivalslate"]=&gt;</text:p>
          </table:table-cell>
          <table:table-cell office:value-type="string">
            <text:p><text:s text:c="2"/>int(147)</text:p>
          </table:table-cell>
          <table:table-cell office:value-type="string">
            <text:p><text:s text:c="2"/>["arrivalsmlate"]=&gt;</text:p>
          </table:table-cell>
          <table:table-cell office:value-type="string">
            <text:p><text:s text:c="2"/>int(147)</text:p>
          </table:table-cell>
          <table:table-cell office:value-type="string">
            <text:p>}</text:p>
          </table:table-cell>
          <table:table-cell/>
        </table:table-row>
        <table:table-row table:style-name="ro2">
          <table:table-cell office:value-type="string">
            <text:p>R5 Lansdale:Doylestown traveling Outbound</text:p>
          </table:table-cell>
          <table:table-cell office:value-type="string">
            <text:p><text:s text:c="2"/>["stops"]=&gt;</text:p>
          </table:table-cell>
          <table:table-cell office:value-type="string">
            <text:p><text:s text:c="2"/>int(21369)</text:p>
          </table:table-cell>
          <table:table-cell office:value-type="string">
            <text:p><text:s text:c="2"/>["arrivals"]=&gt;</text:p>
          </table:table-cell>
          <table:table-cell office:value-type="string">
            <text:p><text:s text:c="2"/>int(660)</text:p>
          </table:table-cell>
          <table:table-cell office:value-type="string">
            <text:p><text:s text:c="2"/>["stopslate"]=&gt;</text:p>
          </table:table-cell>
          <table:table-cell office:value-type="string">
            <text:p><text:s text:c="2"/>int(3175)</text:p>
          </table:table-cell>
          <table:table-cell office:value-type="string">
            <text:p><text:s text:c="2"/>["stopsmlate"]=&gt;</text:p>
          </table:table-cell>
          <table:table-cell office:value-type="string">
            <text:p><text:s text:c="2"/>int(2908)</text:p>
          </table:table-cell>
          <table:table-cell office:value-type="string">
            <text:p><text:s text:c="2"/>["arrivalslate"]=&gt;</text:p>
          </table:table-cell>
          <table:table-cell office:value-type="string">
            <text:p><text:s text:c="2"/>int(97)</text:p>
          </table:table-cell>
          <table:table-cell office:value-type="string">
            <text:p><text:s text:c="2"/>["arrivalsmlate"]=&gt;</text:p>
          </table:table-cell>
          <table:table-cell office:value-type="string">
            <text:p><text:s text:c="2"/>int(78)</text:p>
          </table:table-cell>
          <table:table-cell office:value-type="string">
            <text:p>}</text:p>
          </table:table-cell>
          <table:table-cell/>
        </table:table-row>
        <table:table-row table:style-name="ro2">
          <table:table-cell office:value-type="string">
            <text:p>R5 Thorndale:Paoli traveling Inbound</text:p>
          </table:table-cell>
          <table:table-cell office:value-type="string">
            <text:p><text:s text:c="2"/>["stops"]=&gt;</text:p>
          </table:table-cell>
          <table:table-cell office:value-type="string">
            <text:p><text:s text:c="2"/>int(27061)</text:p>
          </table:table-cell>
          <table:table-cell office:value-type="string">
            <text:p><text:s text:c="2"/>["stopslate"]=&gt;</text:p>
          </table:table-cell>
          <table:table-cell office:value-type="string">
            <text:p><text:s text:c="2"/>int(1157)</text:p>
          </table:table-cell>
          <table:table-cell office:value-type="string">
            <text:p><text:s text:c="2"/>["stopsmlate"]=&gt;</text:p>
          </table:table-cell>
          <table:table-cell office:value-type="string">
            <text:p><text:s text:c="2"/>int(1143)</text:p>
          </table:table-cell>
          <table:table-cell office:value-type="string">
            <text:p><text:s text:c="2"/>["arrivals"]=&gt;</text:p>
          </table:table-cell>
          <table:table-cell office:value-type="string">
            <text:p><text:s text:c="2"/>int(1025)</text:p>
          </table:table-cell>
          <table:table-cell office:value-type="string">
            <text:p><text:s text:c="2"/>["arrivalslate"]=&gt;</text:p>
          </table:table-cell>
          <table:table-cell office:value-type="string">
            <text:p><text:s text:c="2"/>int(182)</text:p>
          </table:table-cell>
          <table:table-cell office:value-type="string">
            <text:p><text:s text:c="2"/>["arrivalsmlate"]=&gt;</text:p>
          </table:table-cell>
          <table:table-cell office:value-type="string">
            <text:p><text:s text:c="2"/>int(169)</text:p>
          </table:table-cell>
          <table:table-cell office:value-type="string">
            <text:p>}</text:p>
          </table:table-cell>
          <table:table-cell office:value-type="string">
            <text:p>--&gt;</text:p>
          </table:table-cell>
        </table:table-row>
        <table:table-row table:style-name="ro2">
          <table:table-cell office:value-type="string">
            <text:p>R5 Thorndale:Paoli traveling Outbound</text:p>
          </table:table-cell>
          <table:table-cell office:value-type="string">
            <text:p><text:s text:c="2"/>["stops"]=&gt;</text:p>
          </table:table-cell>
          <table:table-cell office:value-type="string">
            <text:p><text:s text:c="2"/>int(29200)</text:p>
          </table:table-cell>
          <table:table-cell office:value-type="string">
            <text:p><text:s text:c="2"/>["stopslate"]=&gt;</text:p>
          </table:table-cell>
          <table:table-cell office:value-type="string">
            <text:p><text:s text:c="2"/>int(3566)</text:p>
          </table:table-cell>
          <table:table-cell office:value-type="string">
            <text:p><text:s text:c="2"/>["stopsmlate"]=&gt;</text:p>
          </table:table-cell>
          <table:table-cell office:value-type="string">
            <text:p><text:s text:c="2"/>int(3230)</text:p>
          </table:table-cell>
          <table:table-cell office:value-type="string">
            <text:p><text:s text:c="2"/>["arrivals"]=&gt;</text:p>
          </table:table-cell>
          <table:table-cell office:value-type="string">
            <text:p><text:s text:c="2"/>int(1106)</text:p>
          </table:table-cell>
          <table:table-cell office:value-type="string">
            <text:p><text:s text:c="2"/>["arrivalslate"]=&gt;</text:p>
          </table:table-cell>
          <table:table-cell office:value-type="string">
            <text:p><text:s text:c="2"/>int(119)</text:p>
          </table:table-cell>
          <table:table-cell office:value-type="string">
            <text:p><text:s text:c="2"/>["arrivalsmlate"]=&gt;</text:p>
          </table:table-cell>
          <table:table-cell office:value-type="string">
            <text:p><text:s text:c="2"/>int(103)</text:p>
          </table:table-cell>
          <table:table-cell office:value-type="string">
            <text:p>}</text:p>
          </table:table-cell>
          <table:table-cell/>
        </table:table-row>
        <table:table-row table:style-name="ro2">
          <table:table-cell office:value-type="string">
            <text:p>R6 Cynwyd traveling Inbound</text:p>
          </table:table-cell>
          <table:table-cell office:value-type="string">
            <text:p><text:s text:c="2"/>["stops"]=&gt;</text:p>
          </table:table-cell>
          <table:table-cell office:value-type="string">
            <text:p><text:s text:c="2"/>int(1504)</text:p>
          </table:table-cell>
          <table:table-cell office:value-type="string">
            <text:p><text:s text:c="2"/>["arrivals"]=&gt;</text:p>
          </table:table-cell>
          <table:table-cell office:value-type="string">
            <text:p><text:s text:c="2"/>int(231)</text:p>
          </table:table-cell>
          <table:table-cell office:value-type="string">
            <text:p><text:s text:c="2"/>["stopslate"]=&gt;</text:p>
          </table:table-cell>
          <table:table-cell office:value-type="string">
            <text:p><text:s text:c="2"/>int(17)</text:p>
          </table:table-cell>
          <table:table-cell office:value-type="string">
            <text:p><text:s text:c="2"/>["arrivalslate"]=&gt;</text:p>
          </table:table-cell>
          <table:table-cell office:value-type="string">
            <text:p><text:s text:c="2"/>int(17)</text:p>
          </table:table-cell>
          <table:table-cell office:value-type="string">
            <text:p><text:s text:c="2"/>["stopsmlate"]=&gt;</text:p>
          </table:table-cell>
          <table:table-cell office:value-type="string">
            <text:p><text:s text:c="2"/>int(6)</text:p>
          </table:table-cell>
          <table:table-cell office:value-type="string">
            <text:p><text:s text:c="2"/>["arrivalsmlate"]=&gt;</text:p>
          </table:table-cell>
          <table:table-cell office:value-type="string">
            <text:p><text:s text:c="2"/>int(6)</text:p>
          </table:table-cell>
          <table:table-cell office:value-type="string">
            <text:p>}</text:p>
          </table:table-cell>
          <table:table-cell/>
        </table:table-row>
        <table:table-row table:style-name="ro2">
          <table:table-cell office:value-type="string">
            <text:p>R6 Cynwyd traveling Outbound</text:p>
          </table:table-cell>
          <table:table-cell office:value-type="string">
            <text:p><text:s text:c="2"/>["stops"]=&gt;</text:p>
          </table:table-cell>
          <table:table-cell office:value-type="string">
            <text:p><text:s text:c="2"/>int(1707)</text:p>
          </table:table-cell>
          <table:table-cell office:value-type="string">
            <text:p><text:s text:c="2"/>["stopslate"]=&gt;</text:p>
          </table:table-cell>
          <table:table-cell office:value-type="string">
            <text:p><text:s text:c="2"/>int(89)</text:p>
          </table:table-cell>
          <table:table-cell office:value-type="string">
            <text:p><text:s text:c="2"/>["stopsmlate"]=&gt;</text:p>
          </table:table-cell>
          <table:table-cell office:value-type="string">
            <text:p><text:s text:c="2"/>int(61)</text:p>
          </table:table-cell>
          <table:table-cell office:value-type="string">
            <text:p><text:s text:c="2"/>["arrivals"]=&gt;</text:p>
          </table:table-cell>
          <table:table-cell office:value-type="string">
            <text:p><text:s text:c="2"/>int(296)</text:p>
          </table:table-cell>
          <table:table-cell office:value-type="string">
            <text:p><text:s text:c="2"/>["arrivalslate"]=&gt;</text:p>
          </table:table-cell>
          <table:table-cell office:value-type="string">
            <text:p><text:s text:c="2"/>int(29)</text:p>
          </table:table-cell>
          <table:table-cell office:value-type="string">
            <text:p><text:s text:c="2"/>["arrivalsmlate"]=&gt;</text:p>
          </table:table-cell>
          <table:table-cell office:value-type="string">
            <text:p><text:s text:c="2"/>int(20)</text:p>
          </table:table-cell>
          <table:table-cell office:value-type="string">
            <text:p>}</text:p>
          </table:table-cell>
          <table:table-cell/>
        </table:table-row>
        <table:table-row table:style-name="ro2">
          <table:table-cell office:value-type="string">
            <text:p>R6 Norristown traveling Inbound</text:p>
          </table:table-cell>
          <table:table-cell office:value-type="string">
            <text:p><text:s text:c="2"/>["stops"]=&gt;</text:p>
          </table:table-cell>
          <table:table-cell office:value-type="string">
            <text:p><text:s text:c="2"/>int(11638)</text:p>
          </table:table-cell>
          <table:table-cell office:value-type="string">
            <text:p><text:s text:c="2"/>["stopslate"]=&gt;</text:p>
          </table:table-cell>
          <table:table-cell office:value-type="string">
            <text:p><text:s text:c="2"/>int(245)</text:p>
          </table:table-cell>
          <table:table-cell office:value-type="string">
            <text:p><text:s text:c="2"/>["stopsmlate"]=&gt;</text:p>
          </table:table-cell>
          <table:table-cell office:value-type="string">
            <text:p><text:s text:c="2"/>int(234)</text:p>
          </table:table-cell>
          <table:table-cell office:value-type="string">
            <text:p><text:s text:c="2"/>["arrivals"]=&gt;</text:p>
          </table:table-cell>
          <table:table-cell office:value-type="string">
            <text:p><text:s text:c="2"/>int(737)</text:p>
          </table:table-cell>
          <table:table-cell office:value-type="string">
            <text:p><text:s text:c="2"/>["arrivalslate"]=&gt;</text:p>
          </table:table-cell>
          <table:table-cell office:value-type="string">
            <text:p><text:s text:c="2"/>int(47)</text:p>
          </table:table-cell>
          <table:table-cell office:value-type="string">
            <text:p><text:s text:c="2"/>["arrivalsmlate"]=&gt;</text:p>
          </table:table-cell>
          <table:table-cell office:value-type="string">
            <text:p><text:s text:c="2"/>int(46)</text:p>
          </table:table-cell>
          <table:table-cell office:value-type="string">
            <text:p>}</text:p>
          </table:table-cell>
          <table:table-cell/>
        </table:table-row>
        <table:table-row table:style-name="ro2">
          <table:table-cell office:value-type="string">
            <text:p>R6 Norristown traveling Outbound</text:p>
          </table:table-cell>
          <table:table-cell office:value-type="string">
            <text:p><text:s text:c="2"/>["stops"]=&gt;</text:p>
          </table:table-cell>
          <table:table-cell office:value-type="string">
            <text:p><text:s text:c="2"/>int(11057)</text:p>
          </table:table-cell>
          <table:table-cell office:value-type="string">
            <text:p><text:s text:c="2"/>["stopslate"]=&gt;</text:p>
          </table:table-cell>
          <table:table-cell office:value-type="string">
            <text:p><text:s text:c="2"/>int(1054)</text:p>
          </table:table-cell>
          <table:table-cell office:value-type="string">
            <text:p><text:s text:c="2"/>["stopsmlate"]=&gt;</text:p>
          </table:table-cell>
          <table:table-cell office:value-type="string">
            <text:p><text:s text:c="2"/>int(1010)</text:p>
          </table:table-cell>
          <table:table-cell office:value-type="string">
            <text:p><text:s text:c="2"/>["arrivals"]=&gt;</text:p>
          </table:table-cell>
          <table:table-cell office:value-type="string">
            <text:p><text:s text:c="2"/>int(615)</text:p>
          </table:table-cell>
          <table:table-cell office:value-type="string">
            <text:p><text:s text:c="2"/>["arrivalslate"]=&gt;</text:p>
          </table:table-cell>
          <table:table-cell office:value-type="string">
            <text:p><text:s text:c="2"/>int(74)</text:p>
          </table:table-cell>
          <table:table-cell office:value-type="string">
            <text:p><text:s text:c="2"/>["arrivalsmlate"]=&gt;</text:p>
          </table:table-cell>
          <table:table-cell office:value-type="string">
            <text:p><text:s text:c="2"/>int(66)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R7 Chestnut Hill East traveling Inbound</text:p>
          </table:table-cell>
          <table:table-cell office:value-type="string">
            <text:p><text:s text:c="2"/>["stops"]=&gt;</text:p>
          </table:table-cell>
          <table:table-cell office:value-type="string">
            <text:p><text:s text:c="2"/>int(16291)</text:p>
          </table:table-cell>
          <table:table-cell office:value-type="string">
            <text:p><text:s text:c="2"/>["stopslate"]=&gt;</text:p>
          </table:table-cell>
          <table:table-cell office:value-type="string">
            <text:p><text:s text:c="2"/>int(577)</text:p>
          </table:table-cell>
          <table:table-cell office:value-type="string">
            <text:p><text:s text:c="2"/>["stopsmlate"]=&gt;</text:p>
          </table:table-cell>
          <table:table-cell office:value-type="string">
            <text:p><text:s text:c="2"/>int(576)</text:p>
          </table:table-cell>
          <table:table-cell office:value-type="string">
            <text:p><text:s text:c="2"/>["arrivals"]=&gt;</text:p>
          </table:table-cell>
          <table:table-cell office:value-type="string">
            <text:p><text:s text:c="2"/>int(1194)</text:p>
          </table:table-cell>
          <table:table-cell office:value-type="string">
            <text:p><text:s text:c="2"/>["arrivalslate"]=&gt;</text:p>
          </table:table-cell>
          <table:table-cell office:value-type="string">
            <text:p><text:s text:c="2"/>int(73)</text:p>
          </table:table-cell>
          <table:table-cell office:value-type="string">
            <text:p><text:s text:c="2"/>["arrivalsmlate"]=&gt;</text:p>
          </table:table-cell>
          <table:table-cell office:value-type="string">
            <text:p><text:s text:c="2"/>int(73)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R7 Chestnut Hill East traveling Outbound</text:p>
          </table:table-cell>
          <table:table-cell office:value-type="string">
            <text:p><text:s text:c="2"/>["stops"]=&gt;</text:p>
          </table:table-cell>
          <table:table-cell office:value-type="string">
            <text:p><text:s text:c="2"/>int(11491)</text:p>
          </table:table-cell>
          <table:table-cell office:value-type="string">
            <text:p><text:s text:c="2"/>["stopslate"]=&gt;</text:p>
          </table:table-cell>
          <table:table-cell office:value-type="string">
            <text:p><text:s text:c="2"/>int(1267)</text:p>
          </table:table-cell>
          <table:table-cell office:value-type="string">
            <text:p><text:s text:c="2"/>["stopsmlate"]=&gt;</text:p>
          </table:table-cell>
          <table:table-cell office:value-type="string">
            <text:p><text:s text:c="2"/>int(895)</text:p>
          </table:table-cell>
          <table:table-cell office:value-type="string">
            <text:p><text:s text:c="2"/>["arrivals"]=&gt;</text:p>
          </table:table-cell>
          <table:table-cell office:value-type="string">
            <text:p><text:s text:c="2"/>int(919)</text:p>
          </table:table-cell>
          <table:table-cell office:value-type="string">
            <text:p><text:s text:c="2"/>["arrivalslate"]=&gt;</text:p>
          </table:table-cell>
          <table:table-cell office:value-type="string">
            <text:p><text:s text:c="2"/>int(133)</text:p>
          </table:table-cell>
          <table:table-cell office:value-type="string">
            <text:p><text:s text:c="2"/>["arrivalsmlate"]=&gt;</text:p>
          </table:table-cell>
          <table:table-cell office:value-type="string">
            <text:p><text:s text:c="2"/>int(88)</text:p>
          </table:table-cell>
          <table:table-cell office:value-type="string">
            <text:p>}</text:p>
          </table:table-cell>
          <table:table-cell/>
        </table:table-row>
        <table:table-row table:style-name="ro2">
          <table:table-cell office:value-type="string">
            <text:p>R7 Trenton traveling Inbound</text:p>
          </table:table-cell>
          <table:table-cell office:value-type="string">
            <text:p><text:s text:c="2"/>["stops"]=&gt;</text:p>
          </table:table-cell>
          <table:table-cell office:value-type="string">
            <text:p><text:s text:c="2"/>int(9462)</text:p>
          </table:table-cell>
          <table:table-cell office:value-type="string">
            <text:p><text:s text:c="2"/>["stopslate"]=&gt;</text:p>
          </table:table-cell>
          <table:table-cell office:value-type="string">
            <text:p><text:s text:c="2"/>int(307)</text:p>
          </table:table-cell>
          <table:table-cell office:value-type="string">
            <text:p><text:s text:c="2"/>["stopsmlate"]=&gt;</text:p>
          </table:table-cell>
          <table:table-cell office:value-type="string">
            <text:p><text:s text:c="2"/>int(306)</text:p>
          </table:table-cell>
          <table:table-cell office:value-type="string">
            <text:p><text:s text:c="2"/>["arrivals"]=&gt;</text:p>
          </table:table-cell>
          <table:table-cell office:value-type="string">
            <text:p><text:s text:c="2"/>int(592)</text:p>
          </table:table-cell>
          <table:table-cell office:value-type="string">
            <text:p><text:s text:c="2"/>["arrivalslate"]=&gt;</text:p>
          </table:table-cell>
          <table:table-cell office:value-type="string">
            <text:p><text:s text:c="2"/>int(70)</text:p>
          </table:table-cell>
          <table:table-cell office:value-type="string">
            <text:p><text:s text:c="2"/>["arrivalsmlate"]=&gt;</text:p>
          </table:table-cell>
          <table:table-cell office:value-type="string">
            <text:p><text:s text:c="2"/>int(70)</text:p>
          </table:table-cell>
          <table:table-cell office:value-type="string">
            <text:p>}</text:p>
          </table:table-cell>
          <table:table-cell/>
        </table:table-row>
        <table:table-row table:style-name="ro2">
          <table:table-cell office:value-type="string">
            <text:p>R7 Trenton traveling Outbound</text:p>
          </table:table-cell>
          <table:table-cell office:value-type="string">
            <text:p><text:s text:c="2"/>["stops"]=&gt;</text:p>
          </table:table-cell>
          <table:table-cell office:value-type="string">
            <text:p><text:s text:c="2"/>int(16036)</text:p>
          </table:table-cell>
          <table:table-cell office:value-type="string">
            <text:p><text:s text:c="2"/>["stopslate"]=&gt;</text:p>
          </table:table-cell>
          <table:table-cell office:value-type="string">
            <text:p><text:s text:c="2"/>int(1818)</text:p>
          </table:table-cell>
          <table:table-cell office:value-type="string">
            <text:p><text:s text:c="2"/>["stopsmlate"]=&gt;</text:p>
          </table:table-cell>
          <table:table-cell office:value-type="string">
            <text:p><text:s text:c="2"/>int(1406)</text:p>
          </table:table-cell>
          <table:table-cell office:value-type="string">
            <text:p><text:s text:c="2"/>["arrivals"]=&gt;</text:p>
          </table:table-cell>
          <table:table-cell office:value-type="string">
            <text:p><text:s text:c="2"/>int(1164)</text:p>
          </table:table-cell>
          <table:table-cell office:value-type="string">
            <text:p><text:s text:c="2"/>["arrivalslate"]=&gt;</text:p>
          </table:table-cell>
          <table:table-cell office:value-type="string">
            <text:p><text:s text:c="2"/>int(155)</text:p>
          </table:table-cell>
          <table:table-cell office:value-type="string">
            <text:p><text:s text:c="2"/>["arrivalsmlate"]=&gt;</text:p>
          </table:table-cell>
          <table:table-cell office:value-type="string">
            <text:p><text:s text:c="2"/>int(108)</text:p>
          </table:table-cell>
          <table:table-cell office:value-type="string">
            <text:p>}</text:p>
          </table:table-cell>
          <table:table-cell office:value-type="string">
            <text:p>--&gt;</text:p>
          </table:table-cell>
        </table:table-row>
        <table:table-row table:style-name="ro2">
          <table:table-cell office:value-type="string">
            <text:p>R8 Chestnut Hill West traveling Inbound</text:p>
          </table:table-cell>
          <table:table-cell office:value-type="string">
            <text:p><text:s text:c="2"/>["stops"]=&gt;</text:p>
          </table:table-cell>
          <table:table-cell office:value-type="string">
            <text:p><text:s text:c="2"/>int(10066)</text:p>
          </table:table-cell>
          <table:table-cell office:value-type="string">
            <text:p><text:s text:c="2"/>["stopslate"]=&gt;</text:p>
          </table:table-cell>
          <table:table-cell office:value-type="string">
            <text:p><text:s text:c="2"/>int(220)</text:p>
          </table:table-cell>
          <table:table-cell office:value-type="string">
            <text:p><text:s text:c="2"/>["stopsmlate"]=&gt;</text:p>
          </table:table-cell>
          <table:table-cell office:value-type="string">
            <text:p><text:s text:c="2"/>int(187)</text:p>
          </table:table-cell>
          <table:table-cell office:value-type="string">
            <text:p><text:s text:c="2"/>["arrivals"]=&gt;</text:p>
          </table:table-cell>
          <table:table-cell office:value-type="string">
            <text:p><text:s text:c="2"/>int(847)</text:p>
          </table:table-cell>
          <table:table-cell office:value-type="string">
            <text:p><text:s text:c="2"/>["arrivalslate"]=&gt;</text:p>
          </table:table-cell>
          <table:table-cell office:value-type="string">
            <text:p><text:s text:c="2"/>int(70)</text:p>
          </table:table-cell>
          <table:table-cell office:value-type="string">
            <text:p><text:s text:c="2"/>["arrivalsmlate"]=&gt;</text:p>
          </table:table-cell>
          <table:table-cell office:value-type="string">
            <text:p><text:s text:c="2"/>int(70)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R8 Chestnut Hill West traveling Outbound</text:p>
          </table:table-cell>
          <table:table-cell office:value-type="string">
            <text:p><text:s text:c="2"/>["stops"]=&gt;</text:p>
          </table:table-cell>
          <table:table-cell office:value-type="string">
            <text:p><text:s text:c="2"/>int(7975)</text:p>
          </table:table-cell>
          <table:table-cell office:value-type="string">
            <text:p><text:s text:c="2"/>["arrivals"]=&gt;</text:p>
          </table:table-cell>
          <table:table-cell office:value-type="string">
            <text:p><text:s text:c="2"/>int(573)</text:p>
          </table:table-cell>
          <table:table-cell office:value-type="string">
            <text:p><text:s text:c="2"/>["stopslate"]=&gt;</text:p>
          </table:table-cell>
          <table:table-cell office:value-type="string">
            <text:p><text:s text:c="2"/>int(1125)</text:p>
          </table:table-cell>
          <table:table-cell office:value-type="string">
            <text:p><text:s text:c="2"/>["stopsmlate"]=&gt;</text:p>
          </table:table-cell>
          <table:table-cell office:value-type="string">
            <text:p><text:s text:c="2"/>int(903)</text:p>
          </table:table-cell>
          <table:table-cell office:value-type="string">
            <text:p><text:s text:c="2"/>["arrivalslate"]=&gt;</text:p>
          </table:table-cell>
          <table:table-cell office:value-type="string">
            <text:p><text:s text:c="2"/>int(97)</text:p>
          </table:table-cell>
          <table:table-cell office:value-type="string">
            <text:p><text:s text:c="2"/>["arrivalsmlate"]=&gt;</text:p>
          </table:table-cell>
          <table:table-cell office:value-type="string">
            <text:p><text:s text:c="2"/>int(71)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R8 Fox Chase traveling Inbound</text:p>
          </table:table-cell>
          <table:table-cell office:value-type="string">
            <text:p><text:s text:c="2"/>["stops"]=&gt;</text:p>
          </table:table-cell>
          <table:table-cell office:value-type="string">
            <text:p><text:s text:c="2"/>int(6332)</text:p>
          </table:table-cell>
          <table:table-cell office:value-type="string">
            <text:p><text:s text:c="2"/>["stopslate"]=&gt;</text:p>
          </table:table-cell>
          <table:table-cell office:value-type="string">
            <text:p><text:s text:c="2"/>int(256)</text:p>
          </table:table-cell>
          <table:table-cell office:value-type="string">
            <text:p><text:s text:c="2"/>["stopsmlate"]=&gt;</text:p>
          </table:table-cell>
          <table:table-cell office:value-type="string">
            <text:p><text:s text:c="2"/>int(245)</text:p>
          </table:table-cell>
          <table:table-cell office:value-type="string">
            <text:p><text:s text:c="2"/>["arrivals"]=&gt;</text:p>
          </table:table-cell>
          <table:table-cell office:value-type="string">
            <text:p><text:s text:c="2"/>int(673)</text:p>
          </table:table-cell>
          <table:table-cell office:value-type="string">
            <text:p><text:s text:c="2"/>["arrivalslate"]=&gt;</text:p>
          </table:table-cell>
          <table:table-cell office:value-type="string">
            <text:p><text:s text:c="2"/>int(66)</text:p>
          </table:table-cell>
          <table:table-cell office:value-type="string">
            <text:p><text:s text:c="2"/>["arrivalsmlate"]=&gt;</text:p>
          </table:table-cell>
          <table:table-cell office:value-type="string">
            <text:p><text:s text:c="2"/>int(66)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R8 Fox Chase traveling Outbound</text:p>
          </table:table-cell>
          <table:table-cell table:style-name="ce1" office:value-type="string">
            <text:p><text:s text:c="2"/>["stops"]=&gt;</text:p>
          </table:table-cell>
          <table:table-cell table:style-name="ce1" office:value-type="string">
            <text:p><text:s text:c="2"/>int(7475)</text:p>
          </table:table-cell>
          <table:table-cell table:style-name="ce1" office:value-type="string">
            <text:p><text:s text:c="2"/>["arrivals"]=&gt;</text:p>
          </table:table-cell>
          <table:table-cell table:style-name="ce1" office:value-type="string">
            <text:p><text:s text:c="2"/>int(684)</text:p>
          </table:table-cell>
          <table:table-cell table:style-name="ce1" office:value-type="string">
            <text:p><text:s text:c="2"/>["stopslate"]=&gt;</text:p>
          </table:table-cell>
          <table:table-cell table:style-name="ce1" office:value-type="string">
            <text:p><text:s text:c="2"/>int(759)</text:p>
          </table:table-cell>
          <table:table-cell table:style-name="ce1" office:value-type="string">
            <text:p><text:s text:c="2"/>["stopsmlate"]=&gt;</text:p>
          </table:table-cell>
          <table:table-cell table:style-name="ce1" office:value-type="string">
            <text:p><text:s text:c="2"/>int(746)</text:p>
          </table:table-cell>
          <table:table-cell table:style-name="ce1" office:value-type="string">
            <text:p><text:s text:c="2"/>["arrivalslate"]=&gt;</text:p>
          </table:table-cell>
          <table:table-cell table:style-name="ce1" office:value-type="string">
            <text:p><text:s text:c="2"/>int(93)</text:p>
          </table:table-cell>
          <table:table-cell table:style-name="ce1" office:value-type="string">
            <text:p><text:s text:c="2"/>["arrivalsmlate"]=&gt;</text:p>
          </table:table-cell>
          <table:table-cell table:style-name="ce1" office:value-type="string">
            <text:p><text:s text:c="2"/>int(84)</text:p>
          </table:table-cell>
          <table:table-cell table:style-name="ce1" office:value-type="string">
            <text:p>}</text:p>
          </table:table-cell>
          <table:table-cell/>
        </table:table-row>
        <table:table-row table:style-name="ro1" table:number-rows-repeated="12">
          <table:table-cell table:number-columns-repeated="15"/>
        </table:table-row>
        <table:table-row table:style-name="ro1">
          <table:table-cell/>
          <table:table-cell office:value-type="string">
            <text:p>--&gt;</text:p>
          </table:table-cell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column table:style-name="co3" table:number-columns-repeated="4" table:default-cell-style-name="ce2"/>
        <table:table-column table:style-name="co3" table:number-columns-repeated="6" table:default-cell-style-name="Default"/>
        <table:table-row table:style-name="ro1">
          <table:table-cell/>
          <table:table-cell table:style-name="Default" office:value-type="string">
            <text:p>OTP</text:p>
          </table:table-cell>
          <table:table-cell table:style-name="Default"/>
          <table:table-cell table:style-name="Default" office:value-type="string">
            <text:p>MOTP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office:value-type="string">
            <text:p>Old</text:p>
          </table:table-cell>
          <table:table-cell table:style-name="Default" office:value-type="string">
            <text:p>New</text:p>
          </table:table-cell>
          <table:table-cell table:style-name="Default" office:value-type="string">
            <text:p>Old</text:p>
          </table:table-cell>
          <table:table-cell table:style-name="Default" office:value-type="string">
            <text:p>New</text:p>
          </table:table-cell>
          <table:table-cell table:number-columns-repeated="6"/>
        </table:table-row>
        <table:table-row table:style-name="ro1">
          <table:table-cell office:value-type="string">
            <text:p>R1 Airport Line traveling Inbound</text:p>
          </table:table-cell>
          <table:table-cell office:value-type="percentage" office:value="0.92">
            <text:p>92%</text:p>
          </table:table-cell>
          <table:table-cell office:value-type="percentage" office:value="0.93">
            <text:p>93%</text:p>
          </table:table-cell>
          <table:table-cell table:number-columns-repeated="2" office:value-type="percentage" office:value="0.98">
            <text:p>98%</text:p>
          </table:table-cell>
          <table:table-cell table:number-columns-repeated="6"/>
        </table:table-row>
        <table:table-row table:style-name="ro1">
          <table:table-cell office:value-type="string">
            <text:p>R1 Airport Line traveling Outbound</text:p>
          </table:table-cell>
          <table:table-cell office:value-type="percentage" office:value="0.74">
            <text:p>74%</text:p>
          </table:table-cell>
          <table:table-cell table:number-columns-repeated="2" office:value-type="percentage" office:value="0.85">
            <text:p>85%</text:p>
          </table:table-cell>
          <table:table-cell office:value-type="percentage" office:value="0.89">
            <text:p>89%</text:p>
          </table:table-cell>
          <table:table-cell table:number-columns-repeated="6"/>
        </table:table-row>
        <table:table-row table:style-name="ro1">
          <table:table-cell office:value-type="string">
            <text:p>R2 Warminster traveling Inbound</text:p>
          </table:table-cell>
          <table:table-cell table:number-columns-repeated="2" office:value-type="percentage" office:value="0.86">
            <text:p>86%</text:p>
          </table:table-cell>
          <table:table-cell table:number-columns-repeated="2" office:value-type="percentage" office:value="0.93">
            <text:p>93%</text:p>
          </table:table-cell>
          <table:table-cell table:number-columns-repeated="6"/>
        </table:table-row>
        <table:table-row table:style-name="ro1">
          <table:table-cell office:value-type="string">
            <text:p>R2 Warminster traveling Outbound</text:p>
          </table:table-cell>
          <table:table-cell office:value-type="percentage" office:value="0.8">
            <text:p>80%</text:p>
          </table:table-cell>
          <table:table-cell office:value-type="percentage" office:value="0.85">
            <text:p>85%</text:p>
          </table:table-cell>
          <table:table-cell office:value-type="percentage" office:value="0.83">
            <text:p>83%</text:p>
          </table:table-cell>
          <table:table-cell office:value-type="percentage" office:value="0.85">
            <text:p>85%</text:p>
          </table:table-cell>
          <table:table-cell table:number-columns-repeated="6"/>
        </table:table-row>
        <table:table-row table:style-name="ro1">
          <table:table-cell office:value-type="string">
            <text:p>R2 Wilmington and Newark traveling Inbound</text:p>
          </table:table-cell>
          <table:table-cell table:number-columns-repeated="2" office:value-type="percentage" office:value="0.86">
            <text:p>86%</text:p>
          </table:table-cell>
          <table:table-cell table:number-columns-repeated="2" office:value-type="percentage" office:value="0.96">
            <text:p>96%</text:p>
          </table:table-cell>
          <table:table-cell table:number-columns-repeated="6"/>
        </table:table-row>
        <table:table-row table:style-name="ro1">
          <table:table-cell office:value-type="string">
            <text:p>R2 Wilmington and Newark traveling Outbound</text:p>
          </table:table-cell>
          <table:table-cell office:value-type="percentage" office:value="0.91">
            <text:p>91%</text:p>
          </table:table-cell>
          <table:table-cell office:value-type="percentage" office:value="0.92">
            <text:p>92%</text:p>
          </table:table-cell>
          <table:table-cell office:value-type="percentage" office:value="0.88">
            <text:p>88%</text:p>
          </table:table-cell>
          <table:table-cell office:value-type="percentage" office:value="0.9">
            <text:p>90%</text:p>
          </table:table-cell>
          <table:table-cell table:number-columns-repeated="6"/>
        </table:table-row>
        <table:table-row table:style-name="ro1">
          <table:table-cell office:value-type="string">
            <text:p>R3 Media:Elwyn traveling Inbound</text:p>
          </table:table-cell>
          <table:table-cell table:number-columns-repeated="2" office:value-type="percentage" office:value="0.94">
            <text:p>94%</text:p>
          </table:table-cell>
          <table:table-cell office:value-type="percentage" office:value="0.95">
            <text:p>95%</text:p>
          </table:table-cell>
          <table:table-cell office:value-type="percentage" office:value="0.96">
            <text:p>96%</text:p>
          </table:table-cell>
          <table:table-cell table:number-columns-repeated="6"/>
        </table:table-row>
        <table:table-row table:style-name="ro1">
          <table:table-cell office:value-type="string">
            <text:p>R3 Media:Elwyn traveling Outbound</text:p>
          </table:table-cell>
          <table:table-cell office:value-type="percentage" office:value="0.9">
            <text:p>90%</text:p>
          </table:table-cell>
          <table:table-cell table:number-columns-repeated="3" office:value-type="percentage" office:value="0.91">
            <text:p>91%</text:p>
          </table:table-cell>
          <table:table-cell table:number-columns-repeated="6"/>
        </table:table-row>
        <table:table-row table:style-name="ro1">
          <table:table-cell office:value-type="string">
            <text:p>R3 West Trenton traveling Inbound</text:p>
          </table:table-cell>
          <table:table-cell office:value-type="percentage" office:value="0.83">
            <text:p>83%</text:p>
          </table:table-cell>
          <table:table-cell office:value-type="percentage" office:value="0.84">
            <text:p>84%</text:p>
          </table:table-cell>
          <table:table-cell table:number-columns-repeated="2" office:value-type="percentage" office:value="0.95">
            <text:p>95%</text:p>
          </table:table-cell>
          <table:table-cell table:number-columns-repeated="6"/>
        </table:table-row>
        <table:table-row table:style-name="ro1">
          <table:table-cell office:value-type="string">
            <text:p>R3 West Trenton traveling Outbound</text:p>
          </table:table-cell>
          <table:table-cell office:value-type="percentage" office:value="0.58">
            <text:p>58%</text:p>
          </table:table-cell>
          <table:table-cell office:value-type="percentage" office:value="0.64">
            <text:p>64%</text:p>
          </table:table-cell>
          <table:table-cell office:value-type="percentage" office:value="0.76">
            <text:p>76%</text:p>
          </table:table-cell>
          <table:table-cell office:value-type="percentage" office:value="0.85">
            <text:p>85%</text:p>
          </table:table-cell>
          <table:table-cell table:number-columns-repeated="6"/>
        </table:table-row>
        <table:table-row table:style-name="ro2">
          <table:table-cell office:value-type="string">
            <text:p>R5 Lansdale:Doylestown traveling Inbound</text:p>
          </table:table-cell>
          <table:table-cell table:number-columns-repeated="2" office:value-type="percentage" office:value="0.86">
            <text:p>86%</text:p>
          </table:table-cell>
          <table:table-cell office:value-type="percentage" office:value="0.93">
            <text:p>93%</text:p>
          </table:table-cell>
          <table:table-cell office:value-type="percentage" office:value="0.94">
            <text:p>94%</text:p>
          </table:table-cell>
          <table:table-cell table:number-columns-repeated="6"/>
        </table:table-row>
        <table:table-row table:style-name="ro2">
          <table:table-cell office:value-type="string">
            <text:p>R5 Lansdale:Doylestown traveling Outbound</text:p>
          </table:table-cell>
          <table:table-cell office:value-type="percentage" office:value="0.85">
            <text:p>85%</text:p>
          </table:table-cell>
          <table:table-cell office:value-type="percentage" office:value="0.89">
            <text:p>89%</text:p>
          </table:table-cell>
          <table:table-cell office:value-type="percentage" office:value="0.85">
            <text:p>85%</text:p>
          </table:table-cell>
          <table:table-cell office:value-type="percentage" office:value="0.87">
            <text:p>87%</text:p>
          </table:table-cell>
          <table:table-cell table:number-columns-repeated="6"/>
        </table:table-row>
        <table:table-row table:style-name="ro2">
          <table:table-cell office:value-type="string">
            <text:p>R5 Thorndale:Paoli traveling Inbound</text:p>
          </table:table-cell>
          <table:table-cell office:value-type="percentage" office:value="0.82">
            <text:p>82%</text:p>
          </table:table-cell>
          <table:table-cell office:value-type="percentage" office:value="0.84">
            <text:p>84%</text:p>
          </table:table-cell>
          <table:table-cell table:number-columns-repeated="2" office:value-type="percentage" office:value="0.96">
            <text:p>96%</text:p>
          </table:table-cell>
          <table:table-cell table:number-columns-repeated="6"/>
        </table:table-row>
        <table:table-row table:style-name="ro2">
          <table:table-cell office:value-type="string">
            <text:p>R5 Thorndale:Paoli traveling Outbound</text:p>
          </table:table-cell>
          <table:table-cell office:value-type="percentage" office:value="0.89">
            <text:p>89%</text:p>
          </table:table-cell>
          <table:table-cell office:value-type="percentage" office:value="0.91">
            <text:p>91%</text:p>
          </table:table-cell>
          <table:table-cell office:value-type="percentage" office:value="0.88">
            <text:p>88%</text:p>
          </table:table-cell>
          <table:table-cell office:value-type="percentage" office:value="0.9">
            <text:p>90%</text:p>
          </table:table-cell>
          <table:table-cell table:number-columns-repeated="6"/>
        </table:table-row>
        <table:table-row table:style-name="ro2">
          <table:table-cell office:value-type="string">
            <text:p>R6 Cynwyd traveling Inbound</text:p>
          </table:table-cell>
          <table:table-cell office:value-type="percentage" office:value="0.93">
            <text:p>93%</text:p>
          </table:table-cell>
          <table:table-cell office:value-type="percentage" office:value="0.97">
            <text:p>97%</text:p>
          </table:table-cell>
          <table:table-cell office:value-type="percentage" office:value="0.99">
            <text:p>99%</text:p>
          </table:table-cell>
          <table:table-cell office:value-type="percentage" office:value="1">
            <text:p>100%</text:p>
          </table:table-cell>
          <table:table-cell table:number-columns-repeated="6"/>
        </table:table-row>
        <table:table-row table:style-name="ro2">
          <table:table-cell office:value-type="string">
            <text:p>R6 Cynwyd traveling Outbound</text:p>
          </table:table-cell>
          <table:table-cell office:value-type="percentage" office:value="0.9">
            <text:p>90%</text:p>
          </table:table-cell>
          <table:table-cell office:value-type="percentage" office:value="0.94">
            <text:p>94%</text:p>
          </table:table-cell>
          <table:table-cell office:value-type="percentage" office:value="0.95">
            <text:p>95%</text:p>
          </table:table-cell>
          <table:table-cell office:value-type="percentage" office:value="0.97">
            <text:p>97%</text:p>
          </table:table-cell>
          <table:table-cell table:number-columns-repeated="6"/>
        </table:table-row>
        <table:table-row table:style-name="ro1">
          <table:table-cell office:value-type="string">
            <text:p>R6 Norristown traveling Inbound</text:p>
          </table:table-cell>
          <table:table-cell table:number-columns-repeated="2" office:value-type="percentage" office:value="0.94">
            <text:p>94%</text:p>
          </table:table-cell>
          <table:table-cell table:number-columns-repeated="2" office:value-type="percentage" office:value="0.98">
            <text:p>98%</text:p>
          </table:table-cell>
          <table:table-cell table:number-columns-repeated="6"/>
        </table:table-row>
        <table:table-row table:style-name="ro1">
          <table:table-cell office:value-type="string">
            <text:p>R6 Norristown traveling Outbound</text:p>
          </table:table-cell>
          <table:table-cell office:value-type="percentage" office:value="0.88">
            <text:p>88%</text:p>
          </table:table-cell>
          <table:table-cell table:number-columns-repeated="2" office:value-type="percentage" office:value="0.9">
            <text:p>90%</text:p>
          </table:table-cell>
          <table:table-cell office:value-type="percentage" office:value="0.91">
            <text:p>91%</text:p>
          </table:table-cell>
          <table:table-cell table:number-columns-repeated="6"/>
        </table:table-row>
        <table:table-row table:style-name="ro1">
          <table:table-cell office:value-type="string">
            <text:p>R7 Chestnut Hill East traveling Inbound</text:p>
          </table:table-cell>
          <table:table-cell table:number-columns-repeated="2" office:value-type="percentage" office:value="0.94">
            <text:p>94%</text:p>
          </table:table-cell>
          <table:table-cell office:value-type="percentage" office:value="0.96">
            <text:p>96%</text:p>
          </table:table-cell>
          <table:table-cell office:value-type="percentage" office:value="0.97">
            <text:p>97%</text:p>
          </table:table-cell>
          <table:table-cell table:number-columns-repeated="6"/>
        </table:table-row>
        <table:table-row table:style-name="ro1">
          <table:table-cell office:value-type="string">
            <text:p>R7 Chestnut Hill East traveling Outbound</text:p>
          </table:table-cell>
          <table:table-cell office:value-type="percentage" office:value="0.86">
            <text:p>86%</text:p>
          </table:table-cell>
          <table:table-cell office:value-type="percentage" office:value="0.92">
            <text:p>92%</text:p>
          </table:table-cell>
          <table:table-cell office:value-type="percentage" office:value="0.89">
            <text:p>89%</text:p>
          </table:table-cell>
          <table:table-cell office:value-type="percentage" office:value="0.93">
            <text:p>93%</text:p>
          </table:table-cell>
          <table:table-cell table:number-columns-repeated="6"/>
        </table:table-row>
        <table:table-row table:style-name="ro1">
          <table:table-cell office:value-type="string">
            <text:p>R7 Trenton traveling Inbound</text:p>
          </table:table-cell>
          <table:table-cell table:number-columns-repeated="2" office:value-type="percentage" office:value="0.88">
            <text:p>88%</text:p>
          </table:table-cell>
          <table:table-cell table:number-columns-repeated="2" office:value-type="percentage" office:value="0.97">
            <text:p>97%</text:p>
          </table:table-cell>
          <table:table-cell table:number-columns-repeated="6"/>
        </table:table-row>
        <table:table-row table:style-name="ro1">
          <table:table-cell office:value-type="string">
            <text:p>R7 Trenton traveling Outbound</text:p>
          </table:table-cell>
          <table:table-cell office:value-type="percentage" office:value="0.87">
            <text:p>87%</text:p>
          </table:table-cell>
          <table:table-cell office:value-type="percentage" office:value="0.91">
            <text:p>91%</text:p>
          </table:table-cell>
          <table:table-cell office:value-type="percentage" office:value="0.89">
            <text:p>89%</text:p>
          </table:table-cell>
          <table:table-cell office:value-type="percentage" office:value="0.92">
            <text:p>92%</text:p>
          </table:table-cell>
          <table:table-cell table:number-columns-repeated="6"/>
        </table:table-row>
        <table:table-row table:style-name="ro1">
          <table:table-cell office:value-type="string">
            <text:p>R8 Chestnut Hill West traveling Inbound</text:p>
          </table:table-cell>
          <table:table-cell table:number-columns-repeated="2" office:value-type="percentage" office:value="0.92">
            <text:p>92%</text:p>
          </table:table-cell>
          <table:table-cell table:number-columns-repeated="2" office:value-type="percentage" office:value="0.98">
            <text:p>98%</text:p>
          </table:table-cell>
          <table:table-cell table:number-columns-repeated="6"/>
        </table:table-row>
        <table:table-row table:style-name="ro1">
          <table:table-cell office:value-type="string">
            <text:p>R8 Chestnut Hill West traveling Outbound</text:p>
          </table:table-cell>
          <table:table-cell office:value-type="percentage" office:value="0.83">
            <text:p>83%</text:p>
          </table:table-cell>
          <table:table-cell office:value-type="percentage" office:value="0.88">
            <text:p>88%</text:p>
          </table:table-cell>
          <table:table-cell office:value-type="percentage" office:value="0.86">
            <text:p>86%</text:p>
          </table:table-cell>
          <table:table-cell office:value-type="percentage" office:value="0.89">
            <text:p>89%</text:p>
          </table:table-cell>
          <table:table-cell table:number-columns-repeated="6"/>
        </table:table-row>
        <table:table-row table:style-name="ro1">
          <table:table-cell office:value-type="string">
            <text:p>R8 Fox Chase traveling Inbound</text:p>
          </table:table-cell>
          <table:table-cell table:number-columns-repeated="2" office:value-type="percentage" office:value="0.9">
            <text:p>90%</text:p>
          </table:table-cell>
          <table:table-cell table:number-columns-repeated="2" office:value-type="percentage" office:value="0.96">
            <text:p>96%</text:p>
          </table:table-cell>
          <table:table-cell table:number-columns-repeated="6"/>
        </table:table-row>
        <table:table-row table:style-name="ro1">
          <table:table-cell office:value-type="string">
            <text:p>R8 Fox Chase traveling Outbound</text:p>
          </table:table-cell>
          <table:table-cell office:value-type="percentage" office:value="0.86">
            <text:p>86%</text:p>
          </table:table-cell>
          <table:table-cell office:value-type="percentage" office:value="0.88">
            <text:p>88%</text:p>
          </table:table-cell>
          <table:table-cell table:number-columns-repeated="2" office:value-type="percentage" office:value="0.9">
            <text:p>90%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>
            <text:p>AVERAGE</text:p>
          </table:table-cell>
          <table:table-cell table:formula="of:=AVERAGE([.B3:.B28])" office:value-type="percentage" office:value="0.864230769230769">
            <text:p>86%</text:p>
          </table:table-cell>
          <table:table-cell table:formula="of:=AVERAGE([.C3:.C28])" office:value-type="percentage" office:value="0.887692307692308">
            <text:p>89%</text:p>
          </table:table-cell>
          <table:table-cell table:formula="of:=AVERAGE([.D3:.D28])" office:value-type="percentage" office:value="0.917307692307692">
            <text:p>92%</text:p>
          </table:table-cell>
          <table:table-cell table:formula="of:=AVERAGE([.E3:.E28])" office:value-type="percentage" office:value="0.931923076923077">
            <text:p>93%</text:p>
          </table:table-cell>
          <table:table-cell table:number-columns-repeated="6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5">
      <number:number number:decimal-places="1" number:min-integer-digits="1"/>
      <number:text>%</number:text>
    </number:percentage-style>
    <number:number-style style:name="N116">
      <number:number number:decimal-places="1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05">2009／01／05</text:date>, <text:time>22:0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1-05T20:29:45</meta:creation-date>
    <dc:date>2009-01-05T22:08:55</dc:date>
    <meta:editing-duration>PT01H39M20S</meta:editing-duration>
    <meta:editing-cycles>2</meta:editing-cycles>
    <meta:generator>OpenOffice.org/3.0$Unix OpenOffice.org_project/300m9$Build-9358</meta:generator>
    <meta:document-statistic meta:table-count="3" meta:cell-count="669" meta:object-count="0"/>
    <meta:user-defined meta:name="Info 1"/>
    <meta:user-defined meta:name="Info 2"/>
    <meta:user-defined meta:name="Info 3"/>
    <meta:user-defined meta:name="Info 4"/>
  </office:meta>
</office:document-meta>
</file>